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6.1cm"/>
    </style:style>
    <style:style style:name="gr4" style:family="graphic" style:parent-style-name="standard">
      <style:graphic-properties draw:stroke="none" svg:stroke-color="#000000" draw:fill="none" draw:fill-color="#ffffff" fo:min-height="3.732cm"/>
    </style:style>
    <style:style style:name="gr5" style:family="graphic" style:parent-style-name="standard">
      <style:graphic-properties draw:stroke="none" svg:stroke-color="#000000" draw:fill="none" draw:fill-color="#ffffff" fo:min-height="6.068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605cm" svg:height="0.635cm" svg:x="0.1cm" svg:y="0.1cm">
          <text:p text:style-name="P1"><text:span text:style-name="T1">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0.1cm" svg:y1="3.275cm" svg:x2="0.1cm" svg:y2="14.705cm">
          <text:p/>
        </draw:line>
        <draw:frame draw:style-name="gr3" draw:text-style-name="P5" draw:layer="layout" svg:width="5.08cm" svg:height="6.413cm" svg:x="0.1cm" svg:y="8.355cm">
          <draw:text-box>
            <text:p text:style-name="P4"><text:span text:style-name="T2">+ <text:s/>- <text:s/>/ <text:s/>// <text:s/>*</text:span></text:p>
            <text:p text:style-name="P4"><text:span text:style-name="T2">addDays</text:span></text:p>
            <text:p text:style-name="P4"><text:span text:style-name="T2">addHours</text:span></text:p>
            <text:p text:style-name="P4"><text:span text:style-name="T2">addMicroseconds</text:span></text:p>
            <text:p text:style-name="P4"><text:span text:style-name="T2">addMinutes</text:span></text:p>
            <text:p text:style-name="P4"><text:span text:style-name="T2">addSeconds</text:span></text:p>
            <text:p text:style-name="P4"><text:span text:style-name="T2">addWeeks</text:span></text:p>
            <text:p text:style-name="P4"><text:span text:style-name="T2">compareTo</text:span></text:p>
            <text:p text:style-name="P4"><text:span text:style-name="T2">days</text:span></text:p>
            <text:p text:style-name="P4"><text:span text:style-name="T2">duration</text:span></text:p>
            <text:p text:style-name="P4"><text:span text:style-name="T2">fromStringFormat</text:span></text:p>
            <text:p text:style-name="P4"><text:span text:style-name="T2">hashCode</text:span></text:p>
            <text:p text:style-name="P4"><text:span text:style-name="T2"/></text:p>
          </draw:text-box>
        </draw:frame>
        <draw:line draw:style-name="gr2" draw:text-style-name="P3" draw:layer="layout" svg:x1="14.705cm" svg:y1="14.705cm" svg:x2="0.1cm" svg:y2="14.705cm">
          <text:p/>
        </draw:line>
        <draw:custom-shape draw:style-name="gr1" draw:text-style-name="P2" draw:layer="layout" svg:width="14.605cm" svg:height="0.635cm" svg:x="0.1cm" svg:y="1.37cm">
          <text:p text:style-name="P1"><text:span text:style-name="T1">TimeSp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7.42cm" svg:y1="0.735cm" svg:x2="7.42cm" svg:y2="1.37cm">
          <text:p/>
        </draw:line>
        <draw:frame draw:style-name="gr4" draw:text-style-name="P5" draw:layer="layout" svg:width="6.35cm" svg:height="4.043cm" svg:x="0.1cm" svg:y="3.91cm">
          <draw:text-box>
            <text:p text:style-name="P4"><text:span text:style-name="T2">fromCivilTime</text:span></text:p>
            <text:p text:style-name="P4"><text:span text:style-name="T2">fromDays</text:span></text:p>
            <text:p text:style-name="P4"><text:span text:style-name="T2">fromHours</text:span></text:p>
            <text:p text:style-name="P4"><text:span text:style-name="T2">fromLongTime</text:span></text:p>
            <text:p text:style-name="P4"><text:span text:style-name="T2">fromMicroseconds</text:span></text:p>
            <text:p text:style-name="P4"><text:span text:style-name="T2">fromMinutes</text:span></text:p>
            <text:p text:style-name="P4"><text:span text:style-name="T2">fromNormalTime</text:span></text:p>
            <text:p text:style-name="P4"><text:span text:style-name="T2">fromSeconds</text:span></text:p>
          </draw:text-box>
        </draw:frame>
        <draw:line draw:style-name="gr2" draw:text-style-name="P3" draw:layer="layout" svg:x1="0.1cm" svg:y1="8.355cm" svg:x2="14.705cm" svg:y2="8.355cm">
          <text:p/>
        </draw:line>
        <draw:frame draw:style-name="gr5" draw:text-style-name="P5" draw:layer="layout" svg:width="5.08cm" svg:height="6.318cm" svg:x="5.18cm" svg:y="8.292cm">
          <draw:text-box>
            <text:p text:style-name="P4"><text:span text:style-name="T2">hours</text:span></text:p>
            <text:p text:style-name="P4"><text:span text:style-name="T2">init</text:span></text:p>
            <text:p text:style-name="P4"><text:span text:style-name="T2">microseconds</text:span></text:p>
            <text:p text:style-name="P4"><text:span text:style-name="T2">minutes</text:span></text:p>
            <text:p text:style-name="P4"><text:span text:style-name="T2">seconds</text:span></text:p>
            <text:p text:style-name="P4"><text:span text:style-name="T2">sign</text:span></text:p>
            <text:p text:style-name="P4"><text:span text:style-name="T2">string</text:span></text:p>
            <text:p text:style-name="P4"><text:span text:style-name="T2">totalDays</text:span></text:p>
            <text:p text:style-name="P4"><text:span text:style-name="T2">totalHours</text:span></text:p>
            <text:p text:style-name="P4"><text:span text:style-name="T2">totalMicroseconds</text:span></text:p>
            <text:p text:style-name="P4"><text:span text:style-name="T2">totalMinutes</text:span></text:p>
            <text:p text:style-name="P4"><text:span text:style-name="T2">totalSeconds</text:span></text:p>
          </draw:text-box>
        </draw:frame>
        <draw:custom-shape draw:style-name="gr1" draw:text-style-name="P7" draw:layer="layout" svg:width="14.605cm" svg:height="0.635cm" svg:x="0.101cm" svg:y="2.006cm">
          <text:p text:style-name="P6"><text:span text:style-name="T1">+ <text:s/>Compar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5.18cm" svg:y1="8.355cm" svg:x2="5.18cm" svg:y2="14.705cm">
          <text:p/>
        </draw:line>
        <draw:custom-shape draw:style-name="gr1" draw:text-style-name="P7" draw:layer="layout" svg:width="14.605cm" svg:height="0.635cm" svg:x="0.1cm" svg:y="2.64cm">
          <text:p text:style-name="P6"><text:span text:style-name="T1">+ <text:s/>Order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4.705cm" svg:y1="3.275cm" svg:x2="14.705cm" svg:y2="14.7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4.81cm" fo:page-height="14.8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4T22:30:17.43</dc:date>
    <dc:language>en-US</dc:language>
    <meta:editing-cycles>17</meta:editing-cycles>
    <meta:editing-duration>PT02H12M32S</meta:editing-duration>
    <meta:document-statistic meta:object-count="13"/>
    <meta:user-defined meta:name="Info 1"/>
    <meta:user-defined meta:name="Info 2"/>
    <meta:user-defined meta:name="Info 3"/>
    <meta:user-defined meta:name="Info 4"/>
  </office:meta>
</office:document-meta>
</file>